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018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1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2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DIA050001" calcext:value-type="string">
            <text:p>SNOINTDIA05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0</text:p>
          </table:table-cell>
          <table:table-cell table:formula="of:=SUM([.M4:.M47])" office:value-type="float" office:value="816140.873254597" calcext:value-type="float">
            <text:p>816140.87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DIA050001','2014-05-31','---','-------------------------','2110104020000000002','SCGCMP','SNOINTDIA050001','H','PROVISION DE INTERESES DE PRESTACIONES SOCIALES NOMINA DIARIA MAYO 2014',816140.873254597,0);" calcext:value-type="string">
            <text:p>INSERT INTO scg_dt_cmp VALUES('0001','SCGCMP','SNOINTDIA050001','2014-05-31','---','-------------------------','2110104020000000002','SCGCMP','SNOINTDIA050001','H','PROVISION DE INTERESES DE PRESTACIONES SOCIALES NOMINA DIARIA MAYO 2014',816140.873254597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3671.23" calcext:value-type="float">
            <text:p>3671.23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DIA050001','2014-05-31','---','-------------------------','6110800003602000001','SCGCMP','SNOINTDIA050001','D','PROVISION DE INTERESES DE PRESTACIONES SOCIALES NOMINA DIARIA MAYO 2014',3671.23,1);" calcext:value-type="string">
            <text:p>INSERT INTO scg_dt_cmp VALUES('0001','SCGCMP','SNOINTDIA050001','2014-05-31','---','-------------------------','6110800003602000001','SCGCMP','SNOINTDIA050001','D','PROVISION DE INTERESES DE PRESTACIONES SOCIALES NOMINA DIARIA MAYO 2014',3671.23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1654.79" calcext:value-type="float">
            <text:p>1654.79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DIA050001','2014-05-31','---','-------------------------','6110800004504000001','SCGCMP','SNOINTDIA050001','D','PROVISION DE INTERESES DE PRESTACIONES SOCIALES NOMINA DIARIA MAYO 2014',1654.79,2);" calcext:value-type="string">
            <text:p>INSERT INTO scg_dt_cmp VALUES('0001','SCGCMP','SNOINTDIA050001','2014-05-31','---','-------------------------','6110800004504000001','SCGCMP','SNOINTDIA050001','D','PROVISION DE INTERESES DE PRESTACIONES SOCIALES NOMINA DIARIA MAYO 2014',1654.79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107596.713254597" calcext:value-type="float">
            <text:p>107596.71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DIA050001','2014-05-31','---','-------------------------','6110800002002000001','SCGCMP','SNOINTDIA050001','D','PROVISION DE INTERESES DE PRESTACIONES SOCIALES NOMINA DIARIA MAYO 2014',107596.713254597,3);" calcext:value-type="string">
            <text:p>INSERT INTO scg_dt_cmp VALUES('0001','SCGCMP','SNOINTDIA050001','2014-05-31','---','-------------------------','6110800002002000001','SCGCMP','SNOINTDIA050001','D','PROVISION DE INTERESES DE PRESTACIONES SOCIALES NOMINA DIARIA MAYO 2014',107596.713254597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9368.71" calcext:value-type="float">
            <text:p>9368.71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DIA050001','2014-05-31','---','-------------------------','6110800002903000001','SCGCMP','SNOINTDIA050001','D','PROVISION DE INTERESES DE PRESTACIONES SOCIALES NOMINA DIARIA MAYO 2014',9368.71,4);" calcext:value-type="string">
            <text:p>INSERT INTO scg_dt_cmp VALUES('0001','SCGCMP','SNOINTDIA050001','2014-05-31','---','-------------------------','6110800002903000001','SCGCMP','SNOINTDIA050001','D','PROVISION DE INTERESES DE PRESTACIONES SOCIALES NOMINA DIARIA MAYO 2014',9368.71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6057.66" calcext:value-type="float">
            <text:p>6057.66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DIA050001','2014-05-31','---','-------------------------','6110800004103000001','SCGCMP','SNOINTDIA050001','D','PROVISION DE INTERESES DE PRESTACIONES SOCIALES NOMINA DIARIA MAYO 2014',6057.66,5);" calcext:value-type="string">
            <text:p>INSERT INTO scg_dt_cmp VALUES('0001','SCGCMP','SNOINTDIA050001','2014-05-31','---','-------------------------','6110800004103000001','SCGCMP','SNOINTDIA050001','D','PROVISION DE INTERESES DE PRESTACIONES SOCIALES NOMINA DIARIA MAYO 2014',6057.66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4056.99" calcext:value-type="float">
            <text:p>4056.99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DIA050001','2014-05-31','---','-------------------------','6110800002003000001','SCGCMP','SNOINTDIA050001','D','PROVISION DE INTERESES DE PRESTACIONES SOCIALES NOMINA DIARIA MAYO 2014',4056.99,6);" calcext:value-type="string">
            <text:p>INSERT INTO scg_dt_cmp VALUES('0001','SCGCMP','SNOINTDIA050001','2014-05-31','---','-------------------------','6110800002003000001','SCGCMP','SNOINTDIA050001','D','PROVISION DE INTERESES DE PRESTACIONES SOCIALES NOMINA DIARIA MAYO 2014',4056.99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8056.6" calcext:value-type="float">
            <text:p>8056.60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DIA050001','2014-05-31','---','-------------------------','6110800004601000001','SCGCMP','SNOINTDIA050001','D','PROVISION DE INTERESES DE PRESTACIONES SOCIALES NOMINA DIARIA MAYO 2014',8056.6,7);" calcext:value-type="string">
            <text:p>INSERT INTO scg_dt_cmp VALUES('0001','SCGCMP','SNOINTDIA050001','2014-05-31','---','-------------------------','6110800004601000001','SCGCMP','SNOINTDIA050001','D','PROVISION DE INTERESES DE PRESTACIONES SOCIALES NOMINA DIARIA MAYO 2014',8056.6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1284.04" calcext:value-type="float">
            <text:p>1284.04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DIA050001','2014-05-31','---','-------------------------','6110800004002000001','SCGCMP','SNOINTDIA050001','D','PROVISION DE INTERESES DE PRESTACIONES SOCIALES NOMINA DIARIA MAYO 2014',1284.04,8);" calcext:value-type="string">
            <text:p>INSERT INTO scg_dt_cmp VALUES('0001','SCGCMP','SNOINTDIA050001','2014-05-31','---','-------------------------','6110800004002000001','SCGCMP','SNOINTDIA050001','D','PROVISION DE INTERESES DE PRESTACIONES SOCIALES NOMINA DIARIA MAYO 2014',1284.04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336.08" calcext:value-type="float">
            <text:p>336.08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DIA050001','2014-05-31','---','-------------------------','6110800002400000001','SCGCMP','SNOINTDIA050001','D','PROVISION DE INTERESES DE PRESTACIONES SOCIALES NOMINA DIARIA MAYO 2014',336.08,9);" calcext:value-type="string">
            <text:p>INSERT INTO scg_dt_cmp VALUES('0001','SCGCMP','SNOINTDIA050001','2014-05-31','---','-------------------------','6110800002400000001','SCGCMP','SNOINTDIA050001','D','PROVISION DE INTERESES DE PRESTACIONES SOCIALES NOMINA DIARIA MAYO 2014',336.08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2563.29" calcext:value-type="float">
            <text:p>2563.29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DIA050001','2014-05-31','---','-------------------------','6110800002802000001','SCGCMP','SNOINTDIA050001','D','PROVISION DE INTERESES DE PRESTACIONES SOCIALES NOMINA DIARIA MAYO 2014',2563.29,10);" calcext:value-type="string">
            <text:p>INSERT INTO scg_dt_cmp VALUES('0001','SCGCMP','SNOINTDIA050001','2014-05-31','---','-------------------------','6110800002802000001','SCGCMP','SNOINTDIA050001','D','PROVISION DE INTERESES DE PRESTACIONES SOCIALES NOMINA DIARIA MAYO 2014',2563.29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6994.08" calcext:value-type="float">
            <text:p>6994.08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DIA050001','2014-05-31','---','-------------------------','6110800002900000001','SCGCMP','SNOINTDIA050001','D','PROVISION DE INTERESES DE PRESTACIONES SOCIALES NOMINA DIARIA MAYO 2014',6994.08,11);" calcext:value-type="string">
            <text:p>INSERT INTO scg_dt_cmp VALUES('0001','SCGCMP','SNOINTDIA050001','2014-05-31','---','-------------------------','6110800002900000001','SCGCMP','SNOINTDIA050001','D','PROVISION DE INTERESES DE PRESTACIONES SOCIALES NOMINA DIARIA MAYO 2014',6994.08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8229.65" calcext:value-type="float">
            <text:p>8229.65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DIA050001','2014-05-31','---','-------------------------','6110800003302000001','SCGCMP','SNOINTDIA050001','D','PROVISION DE INTERESES DE PRESTACIONES SOCIALES NOMINA DIARIA MAYO 2014',8229.65,12);" calcext:value-type="string">
            <text:p>INSERT INTO scg_dt_cmp VALUES('0001','SCGCMP','SNOINTDIA050001','2014-05-31','---','-------------------------','6110800003302000001','SCGCMP','SNOINTDIA050001','D','PROVISION DE INTERESES DE PRESTACIONES SOCIALES NOMINA DIARIA MAYO 2014',8229.65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151135.94" calcext:value-type="float">
            <text:p>151135.94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DIA050001','2014-05-31','---','-------------------------','6110800003201000001','SCGCMP','SNOINTDIA050001','D','PROVISION DE INTERESES DE PRESTACIONES SOCIALES NOMINA DIARIA MAYO 2014',151135.94,13);" calcext:value-type="string">
            <text:p>INSERT INTO scg_dt_cmp VALUES('0001','SCGCMP','SNOINTDIA050001','2014-05-31','---','-------------------------','6110800003201000001','SCGCMP','SNOINTDIA050001','D','PROVISION DE INTERESES DE PRESTACIONES SOCIALES NOMINA DIARIA MAYO 2014',151135.94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5754.08" calcext:value-type="float">
            <text:p>15754.08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DIA050001','2014-05-31','---','-------------------------','6110800004508000001','SCGCMP','SNOINTDIA050001','D','PROVISION DE INTERESES DE PRESTACIONES SOCIALES NOMINA DIARIA MAYO 2014',15754.08,14);" calcext:value-type="string">
            <text:p>INSERT INTO scg_dt_cmp VALUES('0001','SCGCMP','SNOINTDIA050001','2014-05-31','---','-------------------------','6110800004508000001','SCGCMP','SNOINTDIA050001','D','PROVISION DE INTERESES DE PRESTACIONES SOCIALES NOMINA DIARIA MAYO 2014',15754.08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4771" calcext:value-type="float">
            <text:p>4771.00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DIA050001','2014-05-31','---','-------------------------','6110800002904000001','SCGCMP','SNOINTDIA050001','D','PROVISION DE INTERESES DE PRESTACIONES SOCIALES NOMINA DIARIA MAYO 2014',4771,15);" calcext:value-type="string">
            <text:p>INSERT INTO scg_dt_cmp VALUES('0001','SCGCMP','SNOINTDIA050001','2014-05-31','---','-------------------------','6110800002904000001','SCGCMP','SNOINTDIA050001','D','PROVISION DE INTERESES DE PRESTACIONES SOCIALES NOMINA DIARIA MAYO 2014',4771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10279.12" calcext:value-type="float">
            <text:p>10279.12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DIA050001','2014-05-31','---','-------------------------','6110800003102000001','SCGCMP','SNOINTDIA050001','D','PROVISION DE INTERESES DE PRESTACIONES SOCIALES NOMINA DIARIA MAYO 2014',10279.12,16);" calcext:value-type="string">
            <text:p>INSERT INTO scg_dt_cmp VALUES('0001','SCGCMP','SNOINTDIA050001','2014-05-31','---','-------------------------','6110800003102000001','SCGCMP','SNOINTDIA050001','D','PROVISION DE INTERESES DE PRESTACIONES SOCIALES NOMINA DIARIA MAYO 2014',10279.12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 calcext:value-type="string">
            <text:p>6110800004300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13524.82" calcext:value-type="float">
            <text:p>13524.82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DIA050001','2014-05-31','---','-------------------------','6110800004300000001','SCGCMP','SNOINTDIA050001','D','PROVISION DE INTERESES DE PRESTACIONES SOCIALES NOMINA DIARIA MAYO 2014',13524.82,17);" calcext:value-type="string">
            <text:p>INSERT INTO scg_dt_cmp VALUES('0001','SCGCMP','SNOINTDIA050001','2014-05-31','---','-------------------------','6110800004300000001','SCGCMP','SNOINTDIA050001','D','PROVISION DE INTERESES DE PRESTACIONES SOCIALES NOMINA DIARIA MAYO 2014',13524.82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2245.21" calcext:value-type="float">
            <text:p>12245.21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DIA050001','2014-05-31','---','-------------------------','6110800003601000001','SCGCMP','SNOINTDIA050001','D','PROVISION DE INTERESES DE PRESTACIONES SOCIALES NOMINA DIARIA MAYO 2014',12245.21,18);" calcext:value-type="string">
            <text:p>INSERT INTO scg_dt_cmp VALUES('0001','SCGCMP','SNOINTDIA050001','2014-05-31','---','-------------------------','6110800003601000001','SCGCMP','SNOINTDIA050001','D','PROVISION DE INTERESES DE PRESTACIONES SOCIALES NOMINA DIARIA MAYO 2014',12245.21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20589.04" calcext:value-type="float">
            <text:p>20589.04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DIA050001','2014-05-31','---','-------------------------','6110800002004000001','SCGCMP','SNOINTDIA050001','D','PROVISION DE INTERESES DE PRESTACIONES SOCIALES NOMINA DIARIA MAYO 2014',20589.04,19);" calcext:value-type="string">
            <text:p>INSERT INTO scg_dt_cmp VALUES('0001','SCGCMP','SNOINTDIA050001','2014-05-31','---','-------------------------','6110800002004000001','SCGCMP','SNOINTDIA050001','D','PROVISION DE INTERESES DE PRESTACIONES SOCIALES NOMINA DIARIA MAYO 2014',20589.04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3685.85" calcext:value-type="float">
            <text:p>3685.85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DIA050001','2014-05-31','---','-------------------------','6110800002902000001','SCGCMP','SNOINTDIA050001','D','PROVISION DE INTERESES DE PRESTACIONES SOCIALES NOMINA DIARIA MAYO 2014',3685.85,20);" calcext:value-type="string">
            <text:p>INSERT INTO scg_dt_cmp VALUES('0001','SCGCMP','SNOINTDIA050001','2014-05-31','---','-------------------------','6110800002902000001','SCGCMP','SNOINTDIA050001','D','PROVISION DE INTERESES DE PRESTACIONES SOCIALES NOMINA DIARIA MAYO 2014',3685.85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6626.71" calcext:value-type="float">
            <text:p>6626.71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DIA050001','2014-05-31','---','-------------------------','6110800004101000001','SCGCMP','SNOINTDIA050001','D','PROVISION DE INTERESES DE PRESTACIONES SOCIALES NOMINA DIARIA MAYO 2014',6626.71,21);" calcext:value-type="string">
            <text:p>INSERT INTO scg_dt_cmp VALUES('0001','SCGCMP','SNOINTDIA050001','2014-05-31','---','-------------------------','6110800004101000001','SCGCMP','SNOINTDIA050001','D','PROVISION DE INTERESES DE PRESTACIONES SOCIALES NOMINA DIARIA MAYO 2014',6626.71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35854.5" calcext:value-type="float">
            <text:p>35854.50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DIA050001','2014-05-31','---','-------------------------','6110800002901000001','SCGCMP','SNOINTDIA050001','D','PROVISION DE INTERESES DE PRESTACIONES SOCIALES NOMINA DIARIA MAYO 2014',35854.5,22);" calcext:value-type="string">
            <text:p>INSERT INTO scg_dt_cmp VALUES('0001','SCGCMP','SNOINTDIA050001','2014-05-31','---','-------------------------','6110800002901000001','SCGCMP','SNOINTDIA050001','D','PROVISION DE INTERESES DE PRESTACIONES SOCIALES NOMINA DIARIA MAYO 2014',35854.5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432.92" calcext:value-type="float">
            <text:p>432.92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DIA050001','2014-05-31','---','-------------------------','6110800002701000001','SCGCMP','SNOINTDIA050001','D','PROVISION DE INTERESES DE PRESTACIONES SOCIALES NOMINA DIARIA MAYO 2014',432.92,23);" calcext:value-type="string">
            <text:p>INSERT INTO scg_dt_cmp VALUES('0001','SCGCMP','SNOINTDIA050001','2014-05-31','---','-------------------------','6110800002701000001','SCGCMP','SNOINTDIA050001','D','PROVISION DE INTERESES DE PRESTACIONES SOCIALES NOMINA DIARIA MAYO 2014',432.92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5246.65" calcext:value-type="float">
            <text:p>5246.65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DIA050001','2014-05-31','---','-------------------------','6110800003802000001','SCGCMP','SNOINTDIA050001','D','PROVISION DE INTERESES DE PRESTACIONES SOCIALES NOMINA DIARIA MAYO 2014',5246.65,24);" calcext:value-type="string">
            <text:p>INSERT INTO scg_dt_cmp VALUES('0001','SCGCMP','SNOINTDIA050001','2014-05-31','---','-------------------------','6110800003802000001','SCGCMP','SNOINTDIA050001','D','PROVISION DE INTERESES DE PRESTACIONES SOCIALES NOMINA DIARIA MAYO 2014',5246.65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8693.93" calcext:value-type="float">
            <text:p>8693.93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DIA050001','2014-05-31','---','-------------------------','6110800004507000001','SCGCMP','SNOINTDIA050001','D','PROVISION DE INTERESES DE PRESTACIONES SOCIALES NOMINA DIARIA MAYO 2014',8693.93,25);" calcext:value-type="string">
            <text:p>INSERT INTO scg_dt_cmp VALUES('0001','SCGCMP','SNOINTDIA050001','2014-05-31','---','-------------------------','6110800004507000001','SCGCMP','SNOINTDIA050001','D','PROVISION DE INTERESES DE PRESTACIONES SOCIALES NOMINA DIARIA MAYO 2014',8693.93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2866.36" calcext:value-type="float">
            <text:p>2866.36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DIA050001','2014-05-31','---','-------------------------','6110800004503000001','SCGCMP','SNOINTDIA050001','D','PROVISION DE INTERESES DE PRESTACIONES SOCIALES NOMINA DIARIA MAYO 2014',2866.36,26);" calcext:value-type="string">
            <text:p>INSERT INTO scg_dt_cmp VALUES('0001','SCGCMP','SNOINTDIA050001','2014-05-31','---','-------------------------','6110800004503000001','SCGCMP','SNOINTDIA050001','D','PROVISION DE INTERESES DE PRESTACIONES SOCIALES NOMINA DIARIA MAYO 2014',2866.36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22008.99" calcext:value-type="float">
            <text:p>22008.99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DIA050001','2014-05-31','---','-------------------------','6110800003801000001','SCGCMP','SNOINTDIA050001','D','PROVISION DE INTERESES DE PRESTACIONES SOCIALES NOMINA DIARIA MAYO 2014',22008.99,27);" calcext:value-type="string">
            <text:p>INSERT INTO scg_dt_cmp VALUES('0001','SCGCMP','SNOINTDIA050001','2014-05-31','---','-------------------------','6110800003801000001','SCGCMP','SNOINTDIA050001','D','PROVISION DE INTERESES DE PRESTACIONES SOCIALES NOMINA DIARIA MAYO 2014',22008.99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11233.82" calcext:value-type="float">
            <text:p>11233.82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DIA050001','2014-05-31','---','-------------------------','6110800003304000001','SCGCMP','SNOINTDIA050001','D','PROVISION DE INTERESES DE PRESTACIONES SOCIALES NOMINA DIARIA MAYO 2014',11233.82,28);" calcext:value-type="string">
            <text:p>INSERT INTO scg_dt_cmp VALUES('0001','SCGCMP','SNOINTDIA050001','2014-05-31','---','-------------------------','6110800003304000001','SCGCMP','SNOINTDIA050001','D','PROVISION DE INTERESES DE PRESTACIONES SOCIALES NOMINA DIARIA MAYO 2014',11233.82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86515.18" calcext:value-type="float">
            <text:p>86515.18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DIA050001','2014-05-31','---','-------------------------','6110800004203000001','SCGCMP','SNOINTDIA050001','D','PROVISION DE INTERESES DE PRESTACIONES SOCIALES NOMINA DIARIA MAYO 2014',86515.18,29);" calcext:value-type="string">
            <text:p>INSERT INTO scg_dt_cmp VALUES('0001','SCGCMP','SNOINTDIA050001','2014-05-31','---','-------------------------','6110800004203000001','SCGCMP','SNOINTDIA050001','D','PROVISION DE INTERESES DE PRESTACIONES SOCIALES NOMINA DIARIA MAYO 2014',86515.18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6276.29" calcext:value-type="float">
            <text:p>6276.29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DIA050001','2014-05-31','---','-------------------------','6110800004502000001','SCGCMP','SNOINTDIA050001','D','PROVISION DE INTERESES DE PRESTACIONES SOCIALES NOMINA DIARIA MAYO 2014',6276.29,30);" calcext:value-type="string">
            <text:p>INSERT INTO scg_dt_cmp VALUES('0001','SCGCMP','SNOINTDIA050001','2014-05-31','---','-------------------------','6110800004502000001','SCGCMP','SNOINTDIA050001','D','PROVISION DE INTERESES DE PRESTACIONES SOCIALES NOMINA DIARIA MAYO 2014',6276.29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5013.01" calcext:value-type="float">
            <text:p>5013.01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DIA050001','2014-05-31','---','-------------------------','6110800004602000001','SCGCMP','SNOINTDIA050001','D','PROVISION DE INTERESES DE PRESTACIONES SOCIALES NOMINA DIARIA MAYO 2014',5013.01,31);" calcext:value-type="string">
            <text:p>INSERT INTO scg_dt_cmp VALUES('0001','SCGCMP','SNOINTDIA050001','2014-05-31','---','-------------------------','6110800004602000001','SCGCMP','SNOINTDIA050001','D','PROVISION DE INTERESES DE PRESTACIONES SOCIALES NOMINA DIARIA MAYO 2014',5013.01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21588.28" calcext:value-type="float">
            <text:p>21588.28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DIA050001','2014-05-31','---','-------------------------','6110800004201000001','SCGCMP','SNOINTDIA050001','D','PROVISION DE INTERESES DE PRESTACIONES SOCIALES NOMINA DIARIA MAYO 2014',21588.28,32);" calcext:value-type="string">
            <text:p>INSERT INTO scg_dt_cmp VALUES('0001','SCGCMP','SNOINTDIA050001','2014-05-31','---','-------------------------','6110800004201000001','SCGCMP','SNOINTDIA050001','D','PROVISION DE INTERESES DE PRESTACIONES SOCIALES NOMINA DIARIA MAYO 2014',21588.28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9930.66" calcext:value-type="float">
            <text:p>9930.66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DIA050001','2014-05-31','---','-------------------------','6110800003901000001','SCGCMP','SNOINTDIA050001','D','PROVISION DE INTERESES DE PRESTACIONES SOCIALES NOMINA DIARIA MAYO 2014',9930.66,33);" calcext:value-type="string">
            <text:p>INSERT INTO scg_dt_cmp VALUES('0001','SCGCMP','SNOINTDIA050001','2014-05-31','---','-------------------------','6110800003901000001','SCGCMP','SNOINTDIA050001','D','PROVISION DE INTERESES DE PRESTACIONES SOCIALES NOMINA DIARIA MAYO 2014',9930.66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9804.89" calcext:value-type="float">
            <text:p>9804.89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DIA050001','2014-05-31','---','-------------------------','6110800004102000001','SCGCMP','SNOINTDIA050001','D','PROVISION DE INTERESES DE PRESTACIONES SOCIALES NOMINA DIARIA MAYO 2014',9804.89,34);" calcext:value-type="string">
            <text:p>INSERT INTO scg_dt_cmp VALUES('0001','SCGCMP','SNOINTDIA050001','2014-05-31','---','-------------------------','6110800004102000001','SCGCMP','SNOINTDIA050001','D','PROVISION DE INTERESES DE PRESTACIONES SOCIALES NOMINA DIARIA MAYO 2014',9804.89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821.56" calcext:value-type="float">
            <text:p>1821.56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DIA050001','2014-05-31','---','-------------------------','6110800003303000001','SCGCMP','SNOINTDIA050001','D','PROVISION DE INTERESES DE PRESTACIONES SOCIALES NOMINA DIARIA MAYO 2014',1821.56,35);" calcext:value-type="string">
            <text:p>INSERT INTO scg_dt_cmp VALUES('0001','SCGCMP','SNOINTDIA050001','2014-05-31','---','-------------------------','6110800003303000001','SCGCMP','SNOINTDIA050001','D','PROVISION DE INTERESES DE PRESTACIONES SOCIALES NOMINA DIARIA MAYO 2014',1821.56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615.45" calcext:value-type="float">
            <text:p>615.45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DIA050001','2014-05-31','---','-------------------------','6110800002001000001','SCGCMP','SNOINTDIA050001','D','PROVISION DE INTERESES DE PRESTACIONES SOCIALES NOMINA DIARIA MAYO 2014',615.45,36);" calcext:value-type="string">
            <text:p>INSERT INTO scg_dt_cmp VALUES('0001','SCGCMP','SNOINTDIA050001','2014-05-31','---','-------------------------','6110800002001000001','SCGCMP','SNOINTDIA050001','D','PROVISION DE INTERESES DE PRESTACIONES SOCIALES NOMINA DIARIA MAYO 2014',615.45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15299.84" calcext:value-type="float">
            <text:p>115299.84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DIA050001','2014-05-31','---','-------------------------','6110800003803000001','SCGCMP','SNOINTDIA050001','D','PROVISION DE INTERESES DE PRESTACIONES SOCIALES NOMINA DIARIA MAYO 2014',115299.84,37);" calcext:value-type="string">
            <text:p>INSERT INTO scg_dt_cmp VALUES('0001','SCGCMP','SNOINTDIA050001','2014-05-31','---','-------------------------','6110800003803000001','SCGCMP','SNOINTDIA050001','D','PROVISION DE INTERESES DE PRESTACIONES SOCIALES NOMINA DIARIA MAYO 2014',115299.84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41364.45" calcext:value-type="float">
            <text:p>41364.45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DIA050001','2014-05-31','---','-------------------------','6110800004505000001','SCGCMP','SNOINTDIA050001','D','PROVISION DE INTERESES DE PRESTACIONES SOCIALES NOMINA DIARIA MAYO 2014',41364.45,38);" calcext:value-type="string">
            <text:p>INSERT INTO scg_dt_cmp VALUES('0001','SCGCMP','SNOINTDIA050001','2014-05-31','---','-------------------------','6110800004505000001','SCGCMP','SNOINTDIA050001','D','PROVISION DE INTERESES DE PRESTACIONES SOCIALES NOMINA DIARIA MAYO 2014',41364.45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1462.4" calcext:value-type="float">
            <text:p>1462.40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DIA050001','2014-05-31','---','-------------------------','6110800003902000001','SCGCMP','SNOINTDIA050001','D','PROVISION DE INTERESES DE PRESTACIONES SOCIALES NOMINA DIARIA MAYO 2014',1462.4,39);" calcext:value-type="string">
            <text:p>INSERT INTO scg_dt_cmp VALUES('0001','SCGCMP','SNOINTDIA050001','2014-05-31','---','-------------------------','6110800003902000001','SCGCMP','SNOINTDIA050001','D','PROVISION DE INTERESES DE PRESTACIONES SOCIALES NOMINA DIARIA MAYO 2014',1462.4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2383.79" calcext:value-type="float">
            <text:p>2383.79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DIA050001','2014-05-31','---','-------------------------','6110800004700000001','SCGCMP','SNOINTDIA050001','D','PROVISION DE INTERESES DE PRESTACIONES SOCIALES NOMINA DIARIA MAYO 2014',2383.79,40);" calcext:value-type="string">
            <text:p>INSERT INTO scg_dt_cmp VALUES('0001','SCGCMP','SNOINTDIA050001','2014-05-31','---','-------------------------','6110800004700000001','SCGCMP','SNOINTDIA050001','D','PROVISION DE INTERESES DE PRESTACIONES SOCIALES NOMINA DIARIA MAYO 2014',2383.79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997.9" calcext:value-type="float">
            <text:p>997.90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DIA050001','2014-05-31','---','-------------------------','6110800003701000001','SCGCMP','SNOINTDIA050001','D','PROVISION DE INTERESES DE PRESTACIONES SOCIALES NOMINA DIARIA MAYO 2014',997.9,41);" calcext:value-type="string">
            <text:p>INSERT INTO scg_dt_cmp VALUES('0001','SCGCMP','SNOINTDIA050001','2014-05-31','---','-------------------------','6110800003701000001','SCGCMP','SNOINTDIA050001','D','PROVISION DE INTERESES DE PRESTACIONES SOCIALES NOMINA DIARIA MAYO 2014',997.9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0541.95" calcext:value-type="float">
            <text:p>20541.95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DIA050001','2014-05-31','---','-------------------------','6110800004202000001','SCGCMP','SNOINTDIA050001','D','PROVISION DE INTERESES DE PRESTACIONES SOCIALES NOMINA DIARIA MAYO 2014',20541.95,42);" calcext:value-type="string">
            <text:p>INSERT INTO scg_dt_cmp VALUES('0001','SCGCMP','SNOINTDIA050001','2014-05-31','---','-------------------------','6110800004202000001','SCGCMP','SNOINTDIA050001','D','PROVISION DE INTERESES DE PRESTACIONES SOCIALES NOMINA DIARIA MAYO 2014',20541.95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5153.97" calcext:value-type="float">
            <text:p>5153.97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DIA050001','2014-05-31','---','-------------------------','6110800004506000001','SCGCMP','SNOINTDIA050001','D','PROVISION DE INTERESES DE PRESTACIONES SOCIALES NOMINA DIARIA MAYO 2014',5153.97,43);" calcext:value-type="string">
            <text:p>INSERT INTO scg_dt_cmp VALUES('0001','SCGCMP','SNOINTDIA050001','2014-05-31','---','-------------------------','6110800004506000001','SCGCMP','SNOINTDIA050001','D','PROVISION DE INTERESES DE PRESTACIONES SOCIALES NOMINA DIARIA MAYO 2014',5153.97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DIA050001" calcext:value-type="string">
            <text:p>SNOINTDIA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Y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2552.48" calcext:value-type="float">
            <text:p>2552.48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DIA050001','2014-05-31','---','-------------------------','6110800004001000001','SCGCMP','SNOINTDIA050001','D','PROVISION DE INTERESES DE PRESTACIONES SOCIALES NOMINA DIARIA MAYO 2014',2552.48,44);" calcext:value-type="string">
            <text:p>INSERT INTO scg_dt_cmp VALUES('0001','SCGCMP','SNOINTDIA050001','2014-05-31','---','-------------------------','6110800004001000001','SCGCMP','SNOINTDIA050001','D','PROVISION DE INTERESES DE PRESTACIONES SOCIALES NOMINA DIARIA MAYO 2014',2552.48,44);</text:p>
          </table:table-cell>
        </table:table-row>
        <table:table-row table:style-name="ro1" table:number-rows-repeated="1048471">
          <table:table-cell table:number-columns-repeated="15"/>
        </table:table-row>
        <table:table-row table:style-name="ro3" table:number-rows-repeated="5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DIA050001" calcext:value-type="string">
            <text:p>SNOINTDIA050001</text:p>
          </table:table-cell>
          <table:table-cell table:formula="of:=[Hoja1.D3]" office:value-type="string" office:string-value="2014-05-31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DIARIA MAYO 2014" calcext:value-type="string">
            <text:p>PROVISION DE INTERESES DE PRESTACIONES SOCIALES NOMINA DIARIA MAY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816140.873254597" calcext:value-type="float">
            <text:p>816,14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DIA050001','2014-05-31','---','-------------------------','PROVISION DE INTERESES DE PRESTACIONES SOCIALES NOMINA DIARIA MAYO 2014',1,'-','----------','----------',816140.873254597,0,0,0,'--','SIGESP');" calcext:value-type="string">
            <text:p>INSERT INTO sigesp_cmp VALUES('0001','SCGCMP','SNOINTDIA050001','2014-05-31','---','-------------------------','PROVISION DE INTERESES DE PRESTACIONES SOCIALES NOMINA DIARIA MAYO 2014',1,'-','----------','----------',816140.873254597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52:49.3887047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53:21.636496368</dc:date>
    <dc:creator>Juan Plablo</dc:creator>
    <meta:editing-duration>PT3H10M50S</meta:editing-duration>
    <meta:editing-cycles>20</meta:editing-cycles>
    <meta:generator>LibreOffice/4.1.4.2$Linux_X86_64 LibreOffice_project/410m0$Build-2</meta:generator>
    <meta:document-statistic meta:table-count="2" meta:cell-count="727" meta:object-count="0"/>
  </office:meta>
</office:document-meta>
</file>